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7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66.84pt">
            <loext:p draw:notify-on-update-of-ranges="Sheet1.A3:Sheet1.A5 Sheet1.B2:Sheet1.B2 Sheet1.B3:Sheet1.B5 Sheet1.A3:Sheet1.A5 Sheet1.C2:Sheet1.C2 Sheet1.C3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ypto decryption performance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Melk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6" calcext:value-type="float">
            <text:p>2.26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8" calcext:value-type="float">
            <text:p>3.28</text:p>
          </table:table-cell>
          <table:table-cell office:value-type="float" office:value="5.61" calcext:value-type="float">
            <text:p>5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3:42:58.6203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4-25T13:02:28.311185000</meta:creation-date>
    <dc:date>2017-04-25T13:44:15.436326000</dc:date>
    <dc:creator>Riku Kalinen</dc:creator>
    <meta:editing-duration>PT25M55S</meta:editing-duration>
    <meta:editing-cycles>4</meta:editing-cycles>
    <meta:generator>LibreOffice/5.1.4.2$MacOSX_X86_64 LibreOffice_project/f99d75f39f1c57ebdd7ffc5f42867c12031db97a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5cm" svg:y="0.316cm" chart:style-name="ch2">
          <text:p>Decryption time vs. size</text:p>
        </chart:title>
        <chart:legend chart:legend-position="end" svg:x="12.582cm" svg:y="3.953cm" style:legend-expansion="high" chart:style-name="ch3"/>
        <chart:plot-area chart:style-name="ch4" table:cell-range-address="Sheet1.A3:Sheet1.C5 Sheet1.B2:Sheet1.C2" chart:data-source-has-labels="row" svg:x="1.311cm" svg:y="1.285cm" svg:width="10.951cm" svg:height="6.574cm">
          <chartooo:coordinate-region svg:x="1.748cm" svg:y="1.485cm" svg:width="10.327cm" svg:height="5.728cm"/>
          <chart:axis chart:dimension="x" chart:name="primary-x" chart:style-name="ch5">
            <chart:title svg:x="5.202cm" svg:y="8.039cm" chart:style-name="ch6">
              <text:p>Size, millions of bytes</text:p>
            </chart:title>
          </chart:axis>
          <chart:axis chart:dimension="y" chart:name="primary-y" chart:style-name="ch5">
            <chart:title svg:x="0.451cm" svg:y="5.655cm" chart:style-name="ch7">
              <text:p>Time, second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scatter">
            <chart:domain table:cell-range-address="Sheet1.A3:Sheet1.A5"/>
            <chart:data-point chart:repeated="3"/>
          </chart:series>
          <chart:series chart:style-name="ch10" chart:values-cell-range-address="Sheet1.C3:Sheet1.C5" chart:label-cell-address="Sheet1.C2:Sheet1.C2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velopment</text:p>
                <draw:g>
                  <svg:desc>Sheet1.B2:Sheet1.B2</svg:desc>
                </draw:g>
              </table:table-cell>
              <table:table-cell office:value-type="string">
                <text:p>Melkki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5</svg:desc>
                </draw:g>
              </table:table-cell>
              <table:table-cell office:value-type="float" office:value="1.11">
                <text:p>1.11</text:p>
                <draw:g>
                  <svg:desc>Sheet1.B3:Sheet1.B5</svg:desc>
                </draw:g>
              </table:table-cell>
              <table:table-cell office:value-type="float" office:value="1.89">
                <text:p>1.89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26">
                <text:p>2.2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28">
                <text:p>3.28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